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  <table:table-cell table:style-name="ce1"/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XXXXXXXXX</text:p>
          </table:table-cell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database-ranges>
        <table:database-range table:target-range-address="Palabras.A1:Palabras.D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16:3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6T16:32:00</dc:date>
    <dc:creator>Christian Mercado</dc:creator>
    <meta:generator>OpenOffice.org/3.2$Linux OpenOffice.org_project/320m12$Build-9483</meta:generator>
    <meta:editing-duration>PT02H08M26S</meta:editing-duration>
    <meta:editing-cycles>9</meta:editing-cycles>
    <meta:document-statistic meta:table-count="1" meta:cell-count="4693" meta:object-count="0"/>
  </office:meta>
</office:document-meta>
</file>